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b30" officeooo:paragraph-rsid="00181b30"/>
    </style:style>
    <style:style style:name="P2" style:family="paragraph" style:parent-style-name="Standard">
      <style:text-properties officeooo:rsid="001b6cb5" officeooo:paragraph-rsid="001b6cb5"/>
    </style:style>
    <style:style style:name="P3" style:family="paragraph" style:parent-style-name="Standard">
      <style:text-properties officeooo:rsid="001b6cb5" officeooo:paragraph-rsid="001dcf48"/>
    </style:style>
    <style:style style:name="P4" style:family="paragraph" style:parent-style-name="Standard">
      <style:text-properties officeooo:rsid="001f79e7" officeooo:paragraph-rsid="001f79e7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6cb5" officeooo:paragraph-rsid="001b6cb5"/>
    </style:style>
    <style:style style:name="T1" style:family="text">
      <style:text-properties officeooo:rsid="001dcf48"/>
    </style:style>
    <style:style style:name="T2" style:family="text">
      <style:text-properties officeooo:rsid="001f8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Bernardo ( um dos mentores da Aceleradora) vendeu sua startup no Tecnopuc para um grupo de investidores (ficou rico $$$). Porém os novos donos querem controlar melhor os custos. Para tanto, solicitaram o desenvolvimento de uma aplicação para gerenciar os custos.</text:p>
      <text:p text:style-name="P1"/>
      <text:p text:style-name="P1">O Bernardo sugeriu um software para os investidores, que gostam da ideia de não precisar ficar usando caneta e papel para calcular cada salário e custo de impostos.</text:p>
      <text:p text:style-name="P1"/>
      <text:p text:style-name="P1">Você é o responsável por desenvolver esta aplicação e sua tarefa é desenvolver o algoritmo para calcular esta estimativa, incluindo os custos de impostos e salários. Gerando um relatório de custos a partir dos dados inseridos no sistema.</text:p>
      <text:p text:style-name="P1"/>
      <text:p text:style-name="P1">O grupo de empreendedores necessita saber o valor do salário total (salário +custos) sobre o colaborador. Os custos da startup que serão somados no salário serão as seguintes:</text:p>
      <text:p text:style-name="P1"/>
      <text:p text:style-name="P1">INSS: 10%</text:p>
      <text:p text:style-name="P1">Seguro de Vida: 15%</text:p>
      <text:p text:style-name="P1">Vale Refeição: 11%</text:p>
      <text:p text:style-name="P1">Vale Transporte: 5%</text:p>
      <text:p text:style-name="P1">Como exemplo, podemos ter:</text:p>
      <text:p text:style-name="P1"/>
      <text:p text:style-name="P5">ENTRADA</text:p>
      <text:p text:style-name="P2"/>
      <text:p text:style-name="P2">Jon Malkovich; 1500; 10/01/2017</text:p>
      <text:p text:style-name="P2">Rafael Malenotti; 2000; 05/03/2017</text:p>
      <text:p text:style-name="P2"/>
      <text:p text:style-name="P5">SAÍDA</text:p>
      <text:p text:style-name="P2"/>
      <text:p text:style-name="P2">Nome: Jon Malkovich; INSS: R$150,00; SegVida: R$ <text:span text:style-name="T1">225</text:span>,00; <text:span text:style-name="T1">VR: R$ 165,00; VT: R$ 75,00; CustTotal: R$ 2.115,00</text:span></text:p>
      <text:p text:style-name="P2"/>
      <text:p text:style-name="P3">Nome: <text:span text:style-name="T1">Rafael Malenotti</text:span>; INSS: R$<text:span text:style-name="T1">20</text:span>0,00; SegVida: R$ <text:span text:style-name="T1">300</text:span>,00; <text:span text:style-name="T1">VR: R$ 220,00; VT: R$ 100,00; CustTotal: R$ 4.935,00,00</text:span></text:p>
      <text:p text:style-name="P3"/>
      <text:p text:style-name="P4">Este grupo de investidores deseja premiar os colaboradores com uma <text:span text:style-name="T2">bonificação anual, mas não sabe como premiar os colaboradores que estiverem com boa produção. Como questão de Bônus ( não obrigatório), você pode sugerir um algoritmo para ajudar a bonificar os colaboradores.</text:span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7:11:34.157666053</meta:creation-date>
    <dc:date>2017-02-01T17:52:12.538946269</dc:date>
    <meta:editing-duration>PT29M3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238" meta:character-count="1506" meta:non-whitespace-character-count="1284"/>
  </office:meta>
</office:document-meta>
</file>